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text-properties officeooo:rsid="0016ba2c" officeooo:paragraph-rsid="0016ba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two friends, Fedor and Ivan. They are twins. They’re 18 years old and although they’re twins, they are not identical twins, because they are different in many ways. <text:s/>They don’t look alike. Ivan is taller and thinner than Fedor, also they never wear the same clothes: Fedor like more colorful clothes than Ivan, although Ivan like dark clothes. They look completely different for me, so I can’t understand why people sometimes misunderstood them. Fedor studing in Kursk on medical speciality, when Ivan studing in Moscow. Their hobbies are different too. Ivan like playing guitar, but Fedor like playing computer games. Finally, I must say that I love my friend very much/ However, they are’t same, they are both lovely. Both of them are always very kind to me, I can tell them some of my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18:44:07.391570859</meta:creation-date>
    <dc:date>2023-10-01T19:42:13.190350138</dc:date>
    <meta:editing-duration>PT58M6S</meta:editing-duration>
    <meta:editing-cycles>1</meta:editing-cycles>
    <meta:document-statistic meta:table-count="0" meta:image-count="0" meta:object-count="0" meta:page-count="1" meta:paragraph-count="1" meta:word-count="138" meta:character-count="804" meta:non-whitespace-character-count="666"/>
    <meta:generator>LibreOffice/7.6.1.2$Linux_X86_64 LibreOffice_project/60$Build-2</meta:generator>
  </office:meta>
</office:document-meta>
</file>